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1" fo:font-size="12pt" style:font-name-asian="Times New Roman1" style:font-size-asian="12pt" style:font-name-complex="Times New Roman1"/>
    </style:style>
    <style:style style:name="P2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/>
    </style:style>
    <style:style style:name="P3" style:family="paragraph" style:parent-style-name="Standard">
      <style:paragraph-properties fo:line-height="0.000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line-height="0.054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line-height="0.007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" fo:font-size="11pt" officeooo:paragraph-rsid="009640bb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line-height="0.0083in"/>
      <style:text-properties style:font-name="Times New Roman" fo:font-size="11pt" officeooo:paragraph-rsid="00564ee6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0.0083in"/>
      <style:text-properties style:font-name="Times New Roman" fo:font-size="11pt" officeooo:paragraph-rsid="00bbedd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line-height="0.000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0.0075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style:line-height-at-leas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line-height="0.0083in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" fo:font-size="11pt" officeooo:paragraph-rsid="00bbedd0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fo:line-height="0.152in" fo:break-before="column"/>
      <style:text-properties style:font-name="Times New Roman1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9640b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564ee6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5ba517" style:font-size-asian="11pt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9640bb" style:font-name-asian="Times New Roman1" style:font-size-asian="11pt" style:font-style-asian="italic" style:font-weight-asian="bold" style:font-name-complex="Times New Roman1" style:font-size-complex="11pt"/>
    </style:style>
    <style:style style:name="P2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564ee6" style:font-name-asian="Times New Roman1" style:font-size-asian="11pt" style:font-style-asian="italic" style:font-weight-asian="bold" style:font-name-complex="Times New Roman1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2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7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8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9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40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41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9640bb" style:font-name-asian="Times New Roman1" style:font-size-asian="11pt" style:font-name-complex="Times New Roman1" style:font-size-complex="11pt"/>
    </style:style>
    <style:style style:name="P42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75b4dc" style:font-name-asian="Times New Roman1" style:font-size-asian="11pt" style:font-name-complex="Times New Roman1" style:font-size-complex="11pt"/>
    </style:style>
    <style:style style:name="P43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paragraph-rsid="00cf9bc2" style:font-name-asian="Times New Roman1" style:font-size-asian="11pt" style:font-name-complex="Times New Roman1" style:font-size-complex="11pt"/>
    </style:style>
    <style:style style:name="P44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5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size-asian="11pt" style:font-size-complex="11pt"/>
    </style:style>
    <style:style style:name="P46" style:family="paragraph" style:parent-style-name="Standard" style:list-style-name="L7">
      <style:paragraph-properties style:line-height-at-least="0in"/>
      <style:text-properties style:font-name="Times New Roman" fo:font-size="11pt" officeooo:paragraph-rsid="005fe2f7" style:font-size-asian="11pt" style:font-size-complex="11pt"/>
    </style:style>
    <style:style style:name="P47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8" style:family="paragraph" style:parent-style-name="Standard" style:list-style-name="L6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49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50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27ca80" style:font-name-asian="Times New Roman1" style:font-name-complex="Times New Roman1"/>
    </style:style>
    <style:style style:name="T3" style:family="text">
      <style:text-properties style:font-name="Times New Roman1" officeooo:rsid="002e4c41" style:font-name-asian="Times New Roman1" style:font-name-complex="Times New Roman1"/>
    </style:style>
    <style:style style:name="T4" style:family="text">
      <style:text-properties style:font-name="Times New Roman1" officeooo:rsid="007f244a" style:font-name-asian="Times New Roman1" style:font-name-complex="Times New Roman1"/>
    </style:style>
    <style:style style:name="T5" style:family="text">
      <style:text-properties style:font-name="Times New Roman1" officeooo:rsid="007f4ba5" style:font-name-asian="Times New Roman1" style:font-name-complex="Times New Roman1"/>
    </style:style>
    <style:style style:name="T6" style:family="text">
      <style:text-properties style:font-name="Times New Roman1" officeooo:rsid="00944845" style:font-name-asian="Times New Roman1" style:font-name-complex="Times New Roman1"/>
    </style:style>
    <style:style style:name="T7" style:family="text">
      <style:text-properties style:font-name="Times New Roman1" officeooo:rsid="009d5e7f" style:font-name-asian="Times New Roman1" style:font-name-complex="Times New Roman1"/>
    </style:style>
    <style:style style:name="T8" style:family="text">
      <style:text-properties style:font-name="Times New Roman1" officeooo:rsid="00a2933c" style:font-name-asian="Times New Roman1" style:font-name-complex="Times New Roman1"/>
    </style:style>
    <style:style style:name="T9" style:family="text">
      <style:text-properties style:font-name="Times New Roman1" officeooo:rsid="00a5a844" style:font-name-asian="Times New Roman1" style:font-name-complex="Times New Roman1"/>
    </style:style>
    <style:style style:name="T10" style:family="text">
      <style:text-properties style:font-name="Times New Roman1" officeooo:rsid="00a6b158" style:font-name-asian="Times New Roman1" style:font-name-complex="Times New Roman1"/>
    </style:style>
    <style:style style:name="T11" style:family="text">
      <style:text-properties style:font-name="Times New Roman1" officeooo:rsid="00a992c1" style:font-name-asian="Times New Roman1" style:font-name-complex="Times New Roman1"/>
    </style:style>
    <style:style style:name="T12" style:family="text">
      <style:text-properties style:font-name="Times New Roman1" officeooo:rsid="00c2b374" style:font-name-asian="Times New Roman1" style:font-name-complex="Times New Roman1"/>
    </style:style>
    <style:style style:name="T13" style:family="text">
      <style:text-properties style:font-name="Times New Roman1" fo:font-weight="bold" style:font-name-asian="Times New Roman1" style:font-weight-asian="bold" style:font-name-complex="Times New Roman1"/>
    </style:style>
    <style:style style:name="T14" style:family="text">
      <style:text-properties style:font-name="Times New Roman1" fo:font-weight="bold" officeooo:rsid="006e0924" style:font-name-asian="Times New Roman1" style:font-weight-asian="bold" style:font-name-complex="Times New Roman1"/>
    </style:style>
    <style:style style:name="T15" style:family="text">
      <style:text-properties style:font-name="Times New Roman1" fo:font-weight="bold" officeooo:rsid="006fcc72" style:font-name-asian="Times New Roman1" style:font-weight-asian="bold" style:font-name-complex="Times New Roman1"/>
    </style:style>
    <style:style style:name="T16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7" style:family="text">
      <style:text-properties style:font-name="Times New Roman1" fo:font-size="11pt" officeooo:rsid="00bce515" style:font-name-asian="Times New Roman1" style:font-size-asian="11pt" style:font-name-complex="Times New Roman1" style:font-size-complex="11pt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0abddfa" style:font-name-asian="Times New Roman1" style:font-name-complex="Times New Roman1"/>
    </style:style>
    <style:style style:name="T20" style:family="text">
      <style:text-properties fo:font-weight="bold" style:font-name-asian="Times New Roman1" style:font-weight-asian="bold" style:font-name-complex="Times New Roman1"/>
    </style:style>
    <style:style style:name="T21" style:family="text">
      <style:text-properties fo:font-weight="bold" officeooo:rsid="000a5097" style:font-name-asian="Times New Roman1" style:font-weight-asian="bold" style:font-name-complex="Times New Roman1" style:font-weight-complex="bold"/>
    </style:style>
    <style:style style:name="T22" style:family="text">
      <style:text-properties fo:font-weight="bold" officeooo:rsid="000fb89b" style:font-name-asian="Times New Roman1" style:font-weight-asian="bold" style:font-name-complex="Times New Roman1" style:font-weight-complex="bold"/>
    </style:style>
    <style:style style:name="T23" style:family="text">
      <style:text-properties fo:font-weight="bold" officeooo:rsid="009099fc" style:font-name-asian="Times New Roman1" style:font-weight-asian="bold" style:font-name-complex="Times New Roman1" style:font-weight-complex="bold"/>
    </style:style>
    <style:style style:name="T24" style:family="text">
      <style:text-properties fo:font-weight="bold" officeooo:rsid="0034c8df" style:font-name-asian="Times New Roman1" style:font-weight-asian="bold" style:font-name-complex="Times New Roman1"/>
    </style:style>
    <style:style style:name="T25" style:family="text">
      <style:text-properties fo:font-weight="bold" officeooo:rsid="004cedfd" style:font-name-asian="Times New Roman1" style:font-weight-asian="bold" style:font-name-complex="Times New Roman1"/>
    </style:style>
    <style:style style:name="T26" style:family="text">
      <style:text-properties fo:font-weight="bold" officeooo:rsid="00519d75" style:font-name-asian="Times New Roman1" style:font-weight-asian="bold" style:font-name-complex="Times New Roman1"/>
    </style:style>
    <style:style style:name="T27" style:family="text">
      <style:text-properties fo:font-weight="bold" officeooo:rsid="0054b7fb" style:font-name-asian="Times New Roman1" style:font-weight-asian="bold" style:font-name-complex="Times New Roman1"/>
    </style:style>
    <style:style style:name="T28" style:family="text">
      <style:text-properties fo:font-weight="bold" officeooo:rsid="009640bb" style:font-name-asian="Times New Roman1" style:font-weight-asian="bold" style:font-name-complex="Times New Roman1"/>
    </style:style>
    <style:style style:name="T29" style:family="text">
      <style:text-properties fo:font-weight="bold" officeooo:rsid="00b39f93" style:font-name-asian="Times New Roman1" style:font-weight-asian="bold" style:font-name-complex="Times New Roman1"/>
    </style:style>
    <style:style style:name="T30" style:family="text">
      <style:text-properties fo:font-weight="bold" officeooo:rsid="00b68578" style:font-name-asian="Times New Roman1" style:font-weight-asian="bold" style:font-name-complex="Times New Roman1"/>
    </style:style>
    <style:style style:name="T31" style:family="text">
      <style:text-properties fo:font-weight="bold" officeooo:rsid="00b7ce41" style:font-name-asian="Times New Roman1" style:font-weight-asian="bold" style:font-name-complex="Times New Roman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ff" style:font-name="Times New Roman1" fo:font-size="11pt" style:text-underline-style="solid" style:text-underline-width="auto" style:text-underline-color="font-color" officeooo:rsid="0090f772" style:font-name-asian="Times New Roman1" style:font-size-asian="11pt" style:font-name-complex="Times New Roman1" style:font-size-complex="11pt"/>
    </style:style>
    <style:style style:name="T34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5" style:family="text">
      <style:text-properties style:font-name="Times New Roman" fo:font-style="italic" fo:font-weight="bold" officeooo:rsid="000b273f" style:font-name-asian="Times New Roman1" style:font-style-asian="italic" style:font-weight-asian="bold" style:font-name-complex="Times New Roman1"/>
    </style:style>
    <style:style style:name="T36" style:family="text">
      <style:text-properties style:font-name="Times New Roman" fo:font-style="italic" fo:font-weight="bold" officeooo:rsid="000c40ba" style:font-name-asian="Times New Roman1" style:font-style-asian="italic" style:font-weight-asian="bold" style:font-name-complex="Times New Roman1"/>
    </style:style>
    <style:style style:name="T37" style:family="text">
      <style:text-properties style:font-name="Times New Roman" style:font-name-asian="Times New Roman1" style:font-name-complex="Times New Roman1"/>
    </style:style>
    <style:style style:name="T38" style:family="text">
      <style:text-properties style:font-name="Times New Roman" officeooo:rsid="00bbedd0" style:font-name-asian="Times New Roman1" style:font-name-complex="Times New Roman1"/>
    </style:style>
    <style:style style:name="T39" style:family="text">
      <style:text-properties style:font-name="Times New Roman" officeooo:rsid="0048788c" style:font-name-asian="Times New Roman1" style:font-name-complex="Times New Roman1"/>
    </style:style>
    <style:style style:name="T40" style:family="text">
      <style:text-properties style:font-name="Times New Roman" fo:font-weight="bold" style:font-name-asian="Times New Roman1" style:font-weight-asian="bold" style:font-name-complex="Times New Roman1"/>
    </style:style>
    <style:style style:name="T41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2" style:family="text">
      <style:text-properties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43" style:family="text">
      <style:text-properties style:font-name="Times New Roman" fo:font-size="11pt" fo:font-weight="bold" officeooo:rsid="0054b7fb" style:font-name-asian="Times New Roman1" style:font-size-asian="11pt" style:font-weight-asian="bold" style:font-name-complex="Times New Roman1" style:font-size-complex="11pt"/>
    </style:style>
    <style:style style:name="T44" style:family="text">
      <style:text-properties style:font-name="Times New Roman" fo:font-size="11pt" fo:font-weight="bold" officeooo:rsid="0034c8df" style:font-name-asian="Times New Roman1" style:font-size-asian="11pt" style:font-weight-asian="bold" style:font-name-complex="Times New Roman1" style:font-size-complex="11pt"/>
    </style:style>
    <style:style style:name="T45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46" style:family="text">
      <style:text-properties style:font-name="Times New Roman" fo:font-size="11pt" officeooo:rsid="00bf906c" style:font-name-asian="Times New Roman1" style:font-size-asian="11pt" style:font-name-complex="Times New Roman1" style:font-size-complex="11pt"/>
    </style:style>
    <style:style style:name="T47" style:family="text">
      <style:text-properties style:font-name="Times New Roman" fo:font-size="11pt" officeooo:rsid="00bfeb45" style:font-name-asian="Times New Roman1" style:font-size-asian="11pt" style:font-name-complex="Times New Roman1" style:font-size-complex="11pt"/>
    </style:style>
    <style:style style:name="T48" style:family="text">
      <style:text-properties style:font-name="Times New Roman" fo:font-size="11pt" officeooo:rsid="000e4fb5" style:font-name-asian="Times New Roman1" style:font-size-asian="11pt" style:font-name-complex="Times New Roman1" style:font-size-complex="11pt"/>
    </style:style>
    <style:style style:name="T49" style:family="text">
      <style:text-properties style:font-name="Times New Roman" fo:font-size="11pt" officeooo:rsid="00c5bd41" style:font-name-asian="Times New Roman1" style:font-size-asian="11pt" style:font-name-complex="Times New Roman1" style:font-size-complex="11pt"/>
    </style:style>
    <style:style style:name="T50" style:family="text">
      <style:text-properties style:font-name="Times New Roman" fo:font-size="11pt" officeooo:rsid="00895ac4" style:font-name-asian="Times New Roman1" style:font-size-asian="11pt" style:font-name-complex="Times New Roman1" style:font-size-complex="11pt"/>
    </style:style>
    <style:style style:name="T51" style:family="text">
      <style:text-properties style:font-name="Times New Roman" fo:font-size="11pt" officeooo:rsid="00981c0d" style:font-name-asian="Times New Roman1" style:font-size-asian="11pt" style:font-name-complex="Times New Roman1" style:font-size-complex="11pt"/>
    </style:style>
    <style:style style:name="T52" style:family="text">
      <style:text-properties style:font-name="Times New Roman" fo:font-size="11pt" officeooo:rsid="00a86e26" style:font-name-asian="Times New Roman1" style:font-size-asian="11pt" style:font-name-complex="Times New Roman1" style:font-size-complex="11pt"/>
    </style:style>
    <style:style style:name="T53" style:family="text">
      <style:text-properties style:font-name="Times New Roman" fo:font-size="11pt" officeooo:rsid="00ca2f37" style:font-name-asian="Times New Roman1" style:font-size-asian="11pt" style:font-name-complex="Times New Roman1" style:font-size-complex="11pt"/>
    </style:style>
    <style:style style:name="T54" style:family="text">
      <style:text-properties style:font-name="Times New Roman" fo:font-size="11pt" officeooo:rsid="00db66b1" style:font-name-asian="Times New Roman1" style:font-size-asian="11pt" style:font-name-complex="Times New Roman1" style:font-size-complex="11pt"/>
    </style:style>
    <style:style style:name="T55" style:family="text">
      <style:text-properties style:font-name="Times New Roman" fo:font-size="11pt" officeooo:rsid="00dc9b2f" style:font-name-asian="Times New Roman1" style:font-size-asian="11pt" style:font-name-complex="Times New Roman1" style:font-size-complex="11pt"/>
    </style:style>
    <style:style style:name="T56" style:family="text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57" style:family="text">
      <style:text-properties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58" style:family="text">
      <style:text-properties style:font-name="Times New Roman" fo:font-size="11pt" fo:font-style="italic" fo:font-weight="bold" officeooo:rsid="00c8454a" style:font-name-asian="Times New Roman1" style:font-size-asian="11pt" style:font-style-asian="italic" style:font-weight-asian="bold" style:font-name-complex="Times New Roman1" style:font-size-complex="11pt"/>
    </style:style>
    <style:style style:name="T59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0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6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2" style:family="text">
      <style:text-properties officeooo:rsid="004afc09"/>
    </style:style>
    <style:style style:name="T63" style:family="text">
      <style:text-properties officeooo:rsid="004ebc8b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officeooo:rsid="007625ad"/>
    </style:style>
    <style:style style:name="T66" style:family="text">
      <style:text-properties officeooo:rsid="007827c6"/>
    </style:style>
    <style:style style:name="T67" style:family="text">
      <style:text-properties officeooo:rsid="00944618"/>
    </style:style>
    <style:style style:name="T68" style:family="text">
      <style:text-properties officeooo:rsid="009640bb"/>
    </style:style>
    <style:style style:name="T69" style:family="text">
      <style:text-properties officeooo:rsid="009cd2a1"/>
    </style:style>
    <style:style style:name="T70" style:family="text">
      <style:text-properties officeooo:rsid="009ed8f9"/>
    </style:style>
    <style:style style:name="T71" style:family="text">
      <style:text-properties officeooo:rsid="00b39f93"/>
    </style:style>
    <style:style style:name="T72" style:family="text">
      <style:text-properties officeooo:rsid="00b71224"/>
    </style:style>
    <style:style style:name="T73" style:family="text">
      <style:text-properties style:font-name="Arial" fo:font-size="9pt" style:font-name-asian="Arial" style:font-size-asian="9pt" style:font-name-complex="Arial"/>
    </style:style>
    <style:style style:name="T74" style:family="text">
      <style:text-properties style:font-name="Arial" fo:font-size="9pt" officeooo:rsid="00b93bbd" style:font-name-asian="Arial" style:font-size-asian="9pt" style:font-name-complex="Arial"/>
    </style:style>
    <style:style style:name="T75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76" style:family="text">
      <style:text-properties style:use-window-font-color="true"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77" style:family="text">
      <style:text-properties style:use-window-font-color="true" style:font-name="Times New Roman" fo:font-size="11pt" fo:font-weight="bold" officeooo:rsid="00bbedd0" style:font-name-asian="Times New Roman1" style:font-size-asian="11pt" style:font-weight-asian="bold" style:font-name-complex="Times New Roman1" style:font-size-complex="11pt"/>
    </style:style>
    <style:style style:name="T78" style:family="text">
      <style:text-properties style:use-window-font-color="true"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79" style:family="text">
      <style:text-properties style:use-window-font-color="true" style:font-name="Times New Roman" fo:font-size="11pt" fo:font-style="italic" fo:font-weight="bold" officeooo:rsid="00bbedd0" style:font-name-asian="Times New Roman1" style:font-size-asian="11pt" style:font-style-asian="italic" style:font-weight-asian="bold" style:font-name-complex="Times New Roman1" style:font-size-complex="11pt"/>
    </style:style>
    <style:style style:name="T80" style:family="text">
      <style:text-properties style:use-window-font-color="true" style:font-name="Times New Roman" fo:font-size="11pt" officeooo:rsid="00bf906c" style:font-name-asian="Times New Roman1" style:font-size-asian="11pt" style:font-name-complex="Times New Roman1" style:font-size-complex="11pt"/>
    </style:style>
    <style:style style:name="T81" style:family="text">
      <style:text-properties style:use-window-font-color="true" style:font-name="Times New Roman" fo:font-size="11pt" officeooo:rsid="00bfeb45" style:font-name-asian="Times New Roman1" style:font-size-asian="11pt" style:font-name-complex="Times New Roman1" style:font-size-complex="11pt"/>
    </style:style>
    <style:style style:name="T82" style:family="text">
      <style:text-properties style:use-window-font-color="true" style:font-name="Times New Roman" fo:font-size="11pt" officeooo:rsid="00c5bd41" style:font-name-asian="Times New Roman1" style:font-size-asian="11pt" style:font-name-complex="Times New Roman1" style:font-size-complex="11pt"/>
    </style:style>
    <style:style style:name="T83" style:family="text">
      <style:text-properties style:use-window-font-color="true" style:font-name="Times New Roman" fo:font-size="11pt" officeooo:rsid="00c74265" style:font-name-asian="Times New Roman1" style:font-size-asian="11pt" style:font-name-complex="Times New Roman1" style:font-size-complex="11pt"/>
    </style:style>
    <style:style style:name="T84" style:family="text">
      <style:text-properties style:use-window-font-color="true" style:font-name="Times New Roman" fo:font-size="11pt" officeooo:rsid="00cc8c58" style:font-name-asian="Times New Roman1" style:font-size-asian="11pt" style:font-name-complex="Times New Roman1" style:font-size-complex="11pt"/>
    </style:style>
    <style:style style:name="T85" style:family="text">
      <style:text-properties style:use-window-font-color="true" style:font-name="Times New Roman" fo:font-size="11pt" officeooo:rsid="00d09928" style:font-name-asian="Times New Roman1" style:font-size-asian="11pt" style:font-name-complex="Times New Roman1" style:font-size-complex="11pt"/>
    </style:style>
    <style:style style:name="T86" style:family="text">
      <style:text-properties officeooo:rsid="00c2eea6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8"><text:bookmark text:name="page1"/>DAVID SOLODUKHIN</text:p>
        <text:p text:style-name="P1"/>
        <text:p text:style-name="P2">EDUCATION</text:p>
        <text:p text:style-name="P19"/>
        <text:p text:style-name="P7"><text:span text:style-name="T73"><text:s/><text:tab/> <text:s text:c="5"/></text:span><text:span text:style-name="T75">U.S. Citizen</text:span><text:span text:style-name="T73"> | 914-564-8872 | </text:span><text:span text:style-name="T74">david.solodukhin@gmail.com</text:span></text:p>
      </text:section>
      <text:section text:style-name="Sect2" text:name="Section2">
        <text:p text:style-name="P3"/>
        <text:p text:style-name="P34">Georgia Institute of Technology - Atlanta, GA<text:tab/> <text:s text:c="8"/>Grad. <text:span text:style-name="T71">Apr </text:span>20<text:span text:style-name="T72">20</text:span></text:p>
        <text:p text:style-name="P33">Candidate for B.S. in Computer Science</text:p>
        <text:p text:style-name="P35">GPA: 3.9<text:span text:style-name="T86">1</text:span>/4.0</text:p>
        <text:p text:style-name="P29"><text:span text:style-name="T13">Orgs</text:span><text:span text:style-name="T1">: GreyHat Security CTF </text:span><text:span text:style-name="T12">Team</text:span><text:span text:style-name="T1">: web exploit engineer, </text:span><text:span text:style-name="T3">Collegiate Cyber Defense Competition Team, </text:span><text:span text:style-name="T1">Linux Users Group;</text:span></text:p>
        <text:p text:style-name="P14">EXPERIENCE</text:p>
        <text:p text:style-name="P36"><text:span text:style-name="T76">A</text:span><text:span text:style-name="T77">mazon Lab126</text:span><text:span text:style-name="T41"> – </text:span><text:span text:style-name="T76">S</text:span><text:span text:style-name="T77">unnyvale</text:span><text:span text:style-name="T42">, CA</text:span><text:span text:style-name="T45"><text:tab/> <text:s text:c="12"/></text:span><text:span text:style-name="T76">S</text:span><text:span text:style-name="T77">ept</text:span><text:span text:style-name="T41"> 201</text:span><text:span text:style-name="T43">9</text:span><text:span text:style-name="T41"> – </text:span><text:span text:style-name="T44"><text:s/></text:span><text:span text:style-name="T77">Present</text:span></text:p>
        <text:p text:style-name="P37"><text:span text:style-name="T57">Software Development Engineer Intern </text:span><text:span text:style-name="T56">– </text:span><text:span text:style-name="T58">Consumer </text:span><text:span text:style-name="T78">D</text:span><text:span text:style-name="T79">evices</text:span></text:p>
        <text:p text:style-name="P11"/>
        <text:p text:style-name="P18"/>
        <text:list xml:id="list2462655757" text:style-name="L1">
          <text:list-item>
            <text:p text:style-name="P39"><text:span text:style-name="T46">Designing a </text:span><text:span text:style-name="T47">modular, </text:span><text:span text:style-name="T80">p</text:span><text:span text:style-name="T81">ortable</text:span><text:span text:style-name="T46"> </text:span><text:span text:style-name="T80">s</text:span><text:span text:style-name="T84">ervice</text:span><text:span text:style-name="T46"> to stream </text:span><text:span text:style-name="T54">and transcode </text:span><text:span text:style-name="T55">SoC</text:span><text:span text:style-name="T54"> </text:span><text:span text:style-name="T46">data from a ‘to be announced’ consumer electronic device.</text:span></text:p>
          </text:list-item>
        </text:list>
        <text:p text:style-name="P21"><text:span text:style-name="T28">VMware</text:span><text:span text:style-name="T20"> – </text:span><text:span text:style-name="T28">Palo Alto, CA</text:span><text:span text:style-name="T18"><text:tab/> <text:s text:c="9"/></text:span><text:span text:style-name="T28">May</text:span><text:span text:style-name="T20"> 201</text:span><text:span text:style-name="T27">9</text:span><text:span text:style-name="T20"> – </text:span><text:span text:style-name="T24"><text:s/></text:span><text:span text:style-name="T31">Aug 2019</text:span></text:p>
        <text:p text:style-name="P26"><text:span text:style-name="T68">Software Engineer Intern </text:span>– <text:span text:style-name="T68">VM Platform</text:span></text:p>
        <text:p text:style-name="P9"/>
        <text:p text:style-name="P16"/>
        <text:list xml:id="list3422213274" text:style-name="L2">
          <text:list-item>
            <text:p text:style-name="P41"><text:span text:style-name="T70">Designed and built a scalable, container-runtime independent solution for managing containers running in a Linux virtual machine. </text:span><text:s/><text:span text:style-name="T70">This solution efficiently gathers container stats/info by communicating directly with the exposed Linux kernel APIs which make containerization feasible. </text:span>(C, <text:span text:style-name="T69">Golang</text:span>)</text:p>
          </text:list-item>
        </text:list>
        <text:p text:style-name="P12"/>
        <text:p text:style-name="P24"><text:span text:style-name="T20">Prudential Financial – </text:span><text:span text:style-name="T18">Newark, NJ <text:s text:c="91"/></text:span><text:span text:style-name="T20">May 2018 – Aug 2018</text:span></text:p>
        <text:p text:style-name="P28">Software Engineer Intern, Enterprise Services &amp; Systems</text:p>
        <text:p text:style-name="P13"/>
        <text:list xml:id="list4033837615" text:style-name="L3">
          <text:list-item>
            <text:p text:style-name="P40"><text:span text:style-name="T51">Added several features to</text:span><text:span text:style-name="T45"> </text:span><text:span text:style-name="T51">an internal</text:span><text:span text:style-name="T45"> </text:span><text:span text:style-name="T51">m</text:span><text:span text:style-name="T45">etadata </text:span><text:span text:style-name="T51">m</text:span><text:span text:style-name="T45">anagement </text:span><text:span text:style-name="T51">s</text:span><text:span text:style-name="T45">ystem, enabling lower query latency </text:span><text:span text:style-name="T52">and </text:span><text:span text:style-name="T45">a wider array of query protocols. </text:span><text:span text:style-name="T85">Expanded on frontend</text:span><text:span text:style-name="T45"> (</text:span><text:span text:style-name="T53">Java Server Pages)</text:span><text:span text:style-name="T45"> and rewrote Struts2 MVC functionality in Spring MVC(Web).</text:span></text:p>
          </text:list-item>
          <text:list-item>
            <text:p text:style-name="P43">Reduced daily build time of MMS system by several hours with multi-module Maven build scripts that automate building of Oracle ADF applications.</text:p>
          </text:list-item>
        </text:list>
        <text:p text:style-name="P22"><text:span text:style-name="T25">Georgia Tech Database Research Group</text:span><text:span text:style-name="T20"> - </text:span><text:span text:style-name="T18">Georgia Tech<text:tab/> <text:s text:c="10"/></text:span><text:span text:style-name="T26">Feb</text:span><text:span text:style-name="T20"> 201</text:span><text:span text:style-name="T27">9</text:span><text:span text:style-name="T20"> – </text:span><text:span text:style-name="T24"><text:s/></text:span><text:span text:style-name="T29">May 2019</text:span></text:p>
        <text:p text:style-name="P27">Undergraduate Research<text:span text:style-name="T63">er </text:span>– Dr. <text:span text:style-name="T63">Joy Arulraj – </text:span><text:span text:style-name="T60">Accelerating Data Analytics using Logical Zone Maps</text:span></text:p>
        <text:p text:style-name="P10"/>
        <text:p text:style-name="P17"/>
        <text:list xml:id="list2910648971" text:style-name="L4">
          <text:list-item>
            <text:p text:style-name="P42">Aided in designing new logical indexing structure<text:span text:style-name="T67">s</text:span> used for caching <text:span text:style-name="T66">statistical </text:span>aggregates for subsets of data. <text:span text:style-name="T67">Implemented mock dbms components</text:span> <text:span text:style-name="T65">such as a mixture model engine which would evaluate new indexing techniques as well as support approximate query processing. <text:s/>(C++)</text:span></text:p>
          </text:list-item>
        </text:list>
        <text:p text:style-name="P23"><text:span text:style-name="T21">College of Computing - </text:span><text:span text:style-name="T61">Georgia Tech</text:span><text:span text:style-name="T18"><text:tab/> <text:s text:c="11"/></text:span><text:span text:style-name="T22">Jan 201</text:span><text:span text:style-name="T23">9</text:span><text:span text:style-name="T20"> – </text:span><text:span text:style-name="T30">May 2019</text:span></text:p>
        <text:p text:style-name="P31"><text:span text:style-name="T34">Undergraduate </text:span><text:span text:style-name="T35">Teaching</text:span><text:span text:style-name="T34"> Assistant – </text:span><text:span text:style-name="T36">Design and Analysis of Operating Systems</text:span></text:p>
        <text:list xml:id="list4060275742" text:style-name="L5">
          <text:list-item>
            <text:p text:style-name="P47"><text:span text:style-name="T82">T</text:span><text:span text:style-name="T83">aught</text:span><text:span text:style-name="T48"> students operating systems </text:span><text:span text:style-name="T50">concepts an</text:span><text:span text:style-name="T49">d</text:span><text:span text:style-name="T50"> </text:span><text:span text:style-name="T48">kernel programming. </text:span><text:span text:style-name="T49">Graded and maintained assignments.</text:span></text:p>
          </text:list-item>
        </text:list>
        <text:p text:style-name="P20"><text:span text:style-name="T20">Institute for Information Security and Privacy - </text:span><text:span text:style-name="T18">Georgia Tec</text:span><text:span text:style-name="T19">h <text:s text:c="48"/></text:span><text:span text:style-name="T20">Oct 2017 – </text:span><text:span text:style-name="T24">Oc</text:span><text:span text:style-name="T30">t</text:span><text:span text:style-name="T24"> 2018</text:span></text:p>
        <text:p text:style-name="P25">Undergraduate Research<text:span text:style-name="T63">er</text:span> – Dr. Taesoo Kim – <text:span text:style-name="T62">Fuzzification: Anti-Fuzzing Techniques</text:span></text:p>
        <text:p text:style-name="P15"/>
        <text:list xml:id="list83279218" text:style-name="L6">
          <text:list-item>
            <text:p text:style-name="P44">Designed and evaluated anti-fuzzing techniques to slow down modern fuzzers and protect software from malicious fuzzing.</text:p>
          </text:list-item>
          <text:list-item>
            <text:p text:style-name="P45"><text:span text:style-name="T18">Wrote LLVM passes in </text:span><text:span text:style-name="T61">C++</text:span><text:span text:style-name="T18"> to implement anti-fuzzing techniques in existing Linux executables.</text:span></text:p>
            <text:p text:style-name="P48"/>
          </text:list-item>
          <text:list-item>
            <text:p text:style-name="P49"><text:span text:style-name="T37">Automated </text:span><text:span text:style-name="T39">source-code </text:span><text:span text:style-name="T37">instrumentation, unit testing of anti-fuzzing methods as well as analysis and plotting of fuzzing statistics with </text:span><text:span text:style-name="T59">Python</text:span><text:span text:style-name="T37">.</text:span></text:p>
          </text:list-item>
        </text:list>
        <text:p text:style-name="P8"><text:span text:style-name="T16">PROJECTS, </text:span><text:span text:style-name="T17">PUBLICATIONS</text:span><text:span text:style-name="T16"> – </text:span><text:a xlink:type="simple" xlink:href="https://github.com/david-solodukhin" text:style-name="Internet_20_link" text:visited-style-name="Visited_20_Internet_20_Link"><text:span text:style-name="T33">GITHUB</text:span></text:a></text:p>
        <text:list xml:id="list2679053547" text:style-name="L7">
          <text:list-item>
            <text:p text:style-name="P46">Jinho Jung, Hong Hu, <text:span text:style-name="T32">David Solodukhin</text:span>, Daniel Pagan, Kyu Hyung Lee, and Taesoo Kim. <text:span text:style-name="T32">Fuzzification: Anti-Fuzzing Techniques</text:span>. <text:span text:style-name="T64">In Proceedings of the 28th USENIX Security Symposium (Security 2019)</text:span>, Santa Clara, CA, August 2019.</text:p>
          </text:list-item>
          <text:list-item>
            <text:p text:style-name="P50"><text:span text:style-name="T40">Linux Kernel Modules </text:span><text:span text:style-name="T37">(kernel v4.15.18): Developed a module which starts a kernel </text:span><text:span text:style-name="T38">daemon </text:span><text:span text:style-name="T37">for</text:span><text:span text:style-name="T40"> </text:span><text:span text:style-name="T37">transmitting O.S. </text:span><text:span text:style-name="T38">stats</text:span><text:span text:style-name="T37">. Implemented a kernel module for network traffic artificial throttling </text:span><text:span text:style-name="T38">and </text:span><text:span text:style-name="T37">proxy. (</text:span><text:span text:style-name="T38">C)</text:span></text:p>
          </text:list-item>
          <text:list-item>
            <text:p text:style-name="P50"><text:span text:style-name="T40">Wolfram Alpha Bug: </text:span><text:span text:style-name="T37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30"><text:span text:style-name="T13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6"/>
        <text:p text:style-name="P32"><text:span text:style-name="T15">Systems, </text:span><text:span text:style-name="T13">Technologie</text:span><text:span text:style-name="T14">s/</text:span><text:span text:style-name="T13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9"><text:span text:style-name="T13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1" fo:font-family="'Times New Roman'" style:font-family-generic="roman" style:font-pitch="variable" fo:font-size="8.5pt" style:font-name-asian="Times New Roman1" style:font-family-asian="'Times New Roman'" style:font-family-generic-asian="roman" style:font-pitch-asian="variable" style:font-size-asian="8.5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1" fo:font-family="'Times New Roman'" style:font-family-generic="roman" style:font-pitch="variable" fo:font-size="20pt" style:font-name-asian="Times New Roman1" style:font-family-asian="'Times New Roman'" style:font-family-generic-asian="roman" style:font-pitch-asian="variable" style:font-size-asian="20pt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09T18:56:06.950694185</dc:date>
    <meta:editing-duration>PT4H56M45S</meta:editing-duration>
    <meta:editing-cycles>192</meta:editing-cycles>
    <meta:generator>LibreOffice/6.3.1.2$Linux_X86_64 LibreOffice_project/30$Build-2</meta:generator>
    <meta:document-statistic meta:table-count="0" meta:image-count="0" meta:object-count="0" meta:page-count="1" meta:paragraph-count="38" meta:word-count="514" meta:character-count="3855" meta:non-whitespace-character-count="3167"/>
  </office:meta>
</office:document-meta>
</file>